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rststyle-heading3" style:master-page-name="Landscap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margin-top="0in" fo:margin-bottom="0.1598in" fo:text-indent="0in" style:auto-text-indent="false"/>
      <style:text-properties style:font-name="Times New Roman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  <style:text-properties style:font-name="Times New Roman1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1" fo:font-size="13pt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margin-top="0.0598in" fo:margin-bottom="0in" fo:line-height="100%" fo:text-indent="0.3in" style:auto-text-indent="false"/>
      <style:text-properties style:font-name="Times New Roman" fo:font-size="10pt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master-page-name="">
      <style:paragraph-properties fo:margin-top="0.0799in" fo:margin-bottom="0.2598in" style:page-number="auto" fo:background-color="transparent" style:shadow="none">
        <style:tab-stops/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 style:master-page-name="">
      <style:paragraph-properties fo:margin-left="0in" fo:margin-right="0in" fo:margin-top="0in" fo:margin-bottom="0in" fo:line-height="200%" fo:text-align="start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tyle="normal"/>
    </style:style>
    <style:style style:name="rststyle-highlights" style:family="paragraph" style:parent-style-name="rststyle-blockquote">
      <style:paragraph-properties fo:background-color="transparent" style:shadow="none">
        <style:background-image/>
      </style:paragraph-properties>
      <style:text-properties style:font-name="Times New Roman"/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paragraph-properties fo:margin-top="0.4in" fo:margin-bottom="1.2in" style:shadow="none"/>
      <style:text-properties style:font-name="Times New Roman1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fo:margin-top="0.1in" fo:margin-bottom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text:anchor-type="paragraph" svg:x="0in" svg:y="0in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in" svg:y="0in" fo:margin-left="0.0791in" fo:margin-right="0.0791in" fo:margin-top="0.0799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 style:shadow="none">
        <style:background-image/>
      </style:graphic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generator>OpenOffice.org/3.2$Linux OpenOffice.org_project/320m12$Build-9483</meta:generator>
    <meta:initial-creator>dkuhlman</meta:initial-creator>
    <meta:creation-date>2006-08-15T13:56:07</meta:creation-date>
    <dc:date>2011-03-25T05:35:53</dc:date>
    <meta:editing-cycles>104</meta:editing-cycles>
    <meta:editing-duration>PT29H47M22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